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alibri-Bold" svg:font-family="Calibri-Bold"/>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style:text-underline-style="solid" style:text-underline-width="auto" style:text-underline-color="font-color"/>
    </style:style>
    <style:style style:name="P2" style:family="paragraph" style:parent-style-name="Standard">
      <style:paragraph-properties fo:text-align="center" style:justify-single-word="false"/>
      <style:text-properties style:font-name="Calibri"/>
    </style:style>
    <style:style style:name="P3" style:family="paragraph" style:parent-style-name="Standard">
      <style:paragraph-properties fo:text-align="justify" style:justify-single-word="false"/>
      <style:text-properties style:font-name="Calibri"/>
    </style:style>
    <style:style style:name="P4" style:family="paragraph" style:parent-style-name="Standard" style:master-page-name="Standard">
      <style:paragraph-properties fo:text-align="center" style:justify-single-word="false" style:page-number="auto"/>
      <style:text-properties style:font-name="Calibri"/>
    </style:style>
    <style:style style:name="P5" style:family="paragraph" style:parent-style-name="Standard">
      <style:paragraph-properties fo:text-align="center" style:justify-single-word="false"/>
      <style:text-properties style:font-name="Calibri"/>
    </style:style>
    <style:style style:name="P6" style:family="paragraph" style:parent-style-name="Standard">
      <style:paragraph-properties fo:text-align="justify" style:justify-single-word="false"/>
      <style:text-properties style:font-name="Calibri"/>
    </style:style>
    <style:style style:name="T1" style:family="text">
      <style:text-properties style:text-underline-style="solid" style:text-underline-width="auto" style:text-underline-color="font-color"/>
    </style:style>
    <style:style style:name="T2" style:family="text">
      <style:text-properties fo:font-weight="bold"/>
    </style:style>
    <style:style style:name="T3" style:family="text">
      <style:text-properties style:font-weight-asian="bold"/>
    </style:style>
    <style:style style:name="T4" style:family="text">
      <style:text-properties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Compte-rendu de la réunion de Conseil Municipal du 18 novembre 2010</text:span></text:p>
      <text:p text:style-name="P1"/>
      <text:p text:style-name="P2"/>
      <text:p text:style-name="P3">Lors de sa dernière séance, le Conseil Municipal :</text:p>
      <text:p text:style-name="P3"/>
      <text:p text:style-name="P3">- a pris connaissance du rapport d'activité 2009 de la communauté de communes des deux rives présenté par son Président M. Claude VERNE,</text:p>
      <text:p text:style-name="P3"/>
      <text:p text:style-name="P3">- a décidé de contracter un prêt relais pour les vestiaires du stade de football,</text:p>
      <text:p text:style-name="P3"/>
      <text:p text:style-name="P3">- a pris une décision modificative concernant le budget assainissement,</text:p>
      <text:p text:style-name="P3"/>
      <text:p text:style-name="P3">- a adopté les modifications statutaires du SATESE 37,</text:p>
      <text:p text:style-name="P3"/>
      <text:p text:style-name="P3">- a accepté le versement de l'indemnité de conseil au Trésorier,</text:p>
      <text:p text:style-name="P3"/>
      <text:p text:style-name="P3">- a modifié l'ordre des deux délégués suppléants au SIEIL,</text:p>
      <text:p text:style-name="P3"/>
      <text:p text:style-name="P3">- a été informé de la dénonciation de l'actuel contrat de location et maintenance des copieurs de la mairie et de l'école,</text:p>
      <text:p text:style-name="P3"/>
      <text:p text:style-name="P3">- a fait le point sur l'avancement des différents travaux : les vestiaires de football bientôt achevés (courant décembre) dont l'inauguration aura lieu au printemps, l'aménagement de la place du château en parking (début des travaux courant décembre) et changement du chauffage de l’Église en début d'année 2011,</text:p>
      <text:p text:style-name="P3"/>
      <text:p text:style-name="P3">- a décidé de faire paraître les prochaines Brèves de Montreuil à la fin du mois de décembre.</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alibri-Bold" svg:font-family="Calibri-Bold"/>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Police_20_par_20_défaut" style:display-name="Police par défau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OMPTE-RENDU</dc:title>
    <meta:initial-creator>MAIRIE DE MONTREUIL</meta:initial-creator>
    <meta:creation-date>2008-05-19T15:17:00</meta:creation-date>
    <dc:creator>Isabelle Derouet</dc:creator>
    <dc:date>2010-11-19T15:25:34.23</dc:date>
    <meta:print-date>2010-11-19T15:23:22.78</meta:print-date>
    <meta:editing-cycles>10</meta:editing-cycles>
    <meta:editing-duration>PT01H17M01S</meta:editing-duration>
    <meta:generator>OpenOffice.org/3.2$Win32 OpenOffice.org_project/320m18$Build-9502</meta:generator>
    <meta:printed-by>Isabelle Derouet</meta:printed-by>
    <meta:document-statistic meta:table-count="0" meta:image-count="0" meta:object-count="0" meta:page-count="1" meta:paragraph-count="11" meta:word-count="186" meta:character-count="1108"/>
  </office:meta>
</office:document-meta>
</file>